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1.295cm" fo:break-before="auto" style:use-optimal-row-height="false"/>
    </style:style>
    <style:style style:name="ro6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5"/>
          <table:table-cell table:style-name="ce9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7" office:value-type="string">
            <text:p>Notes</text:p>
          </table:table-cell>
          <table:table-cell table:style-name="ce10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6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Quickfilter text search not working correctly (search for tags is broken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ating is broken (over icon view item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4" office:value-type="string">
            <text:p>Fixed for me – Andi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ag / album counters not always updated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.05.2009</text:date>, <text:time>12:2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29T12:23:19</dc:date>
    <meta:editing-duration>PT01H06M14S</meta:editing-duration>
    <meta:editing-cycles>49</meta:editing-cycles>
    <meta:generator>OpenOffice.org/3.1$Linux OpenOffice.org_project/310m11$Build-9399</meta:generator>
    <dc:creator>Andreas Clemens</dc:creator>
    <meta:document-statistic meta:table-count="3" meta:cell-count="50" meta:object-count="0"/>
  </office:meta>
</office:document-meta>
</file>